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7.6472in" fo:margin-left="-0.334in" table:align="left"/>
    </style:style>
    <style:style style:name="Table1.A" style:family="table-column">
      <style:table-column-properties style:column-width="5.8208in"/>
    </style:style>
    <style:style style:name="Table1.B" style:family="table-column">
      <style:table-column-properties style:column-width="1.8264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6472in" fo:margin-left="-0.334in" table:align="left"/>
    </style:style>
    <style:style style:name="Table2.A" style:family="table-column">
      <style:table-column-properties style:column-width="5.8208in"/>
    </style:style>
    <style:style style:name="Table2.B" style:family="table-column">
      <style:table-column-properties style:column-width="1.8264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90436"/>
    </style:style>
    <style:style style:name="P2" style:family="paragraph" style:parent-style-name="Standard">
      <style:text-properties officeooo:paragraph-rsid="00226afc"/>
    </style:style>
    <style:style style:name="P3" style:family="paragraph" style:parent-style-name="Table_20_Contents">
      <style:paragraph-properties fo:text-align="center" style:justify-single-word="false"/>
      <style:text-properties officeooo:paragraph-rsid="00190436"/>
    </style:style>
    <style:style style:name="P4" style:family="paragraph" style:parent-style-name="Table_20_Contents">
      <style:text-properties officeooo:paragraph-rsid="001ab58a"/>
    </style:style>
    <style:style style:name="P5" style:family="paragraph" style:parent-style-name="Table_20_Contents">
      <style:text-properties officeooo:paragraph-rsid="00226afc"/>
    </style:style>
    <style:style style:name="P6" style:family="paragraph" style:parent-style-name="Table_20_Contents">
      <style:text-properties officeooo:paragraph-rsid="0023ae40"/>
    </style:style>
    <style:style style:name="P7" style:family="paragraph" style:parent-style-name="Table_20_Contents">
      <style:text-properties officeooo:paragraph-rsid="00265e01"/>
    </style:style>
    <style:style style:name="P8" style:family="paragraph" style:parent-style-name="Table_20_Contents">
      <style:text-properties officeooo:paragraph-rsid="0027cba9"/>
    </style:style>
    <style:style style:name="P9" style:family="paragraph" style:parent-style-name="Table_20_Contents">
      <style:text-properties officeooo:paragraph-rsid="0028ce81"/>
    </style:style>
    <style:style style:name="P10" style:family="paragraph" style:parent-style-name="Table_20_Contents">
      <style:text-properties officeooo:paragraph-rsid="0029b873"/>
    </style:style>
    <style:style style:name="P11" style:family="paragraph" style:parent-style-name="Table_20_Contents">
      <style:text-properties officeooo:paragraph-rsid="002a2890"/>
    </style:style>
    <style:style style:name="P12" style:family="paragraph" style:parent-style-name="Table_20_Contents">
      <style:text-properties officeooo:paragraph-rsid="002e16e6"/>
    </style:style>
    <style:style style:name="P13" style:family="paragraph" style:parent-style-name="Table_20_Contents">
      <style:text-properties officeooo:paragraph-rsid="002e6198"/>
    </style:style>
    <style:style style:name="P14" style:family="paragraph" style:parent-style-name="Table_20_Contents">
      <style:text-properties officeooo:paragraph-rsid="00317509"/>
    </style:style>
    <style:style style:name="P15" style:family="paragraph" style:parent-style-name="Table_20_Contents">
      <style:text-properties officeooo:paragraph-rsid="0033e9af"/>
    </style:style>
    <style:style style:name="P16" style:family="paragraph" style:parent-style-name="Table_20_Contents">
      <style:text-properties fo:color="#0000ff" officeooo:paragraph-rsid="002521a3"/>
    </style:style>
    <style:style style:name="P17" style:family="paragraph" style:parent-style-name="Table_20_Contents">
      <style:text-properties fo:color="#0000ff" officeooo:paragraph-rsid="0028ce81"/>
    </style:style>
    <style:style style:name="P18" style:family="paragraph" style:parent-style-name="Table_20_Contents">
      <style:text-properties fo:color="#0000ff" officeooo:paragraph-rsid="002b0fdd"/>
    </style:style>
    <style:style style:name="P19" style:family="paragraph" style:parent-style-name="Table_20_Contents">
      <style:text-properties fo:color="#0000ff" officeooo:paragraph-rsid="002d5139"/>
    </style:style>
    <style:style style:name="P20" style:family="paragraph" style:parent-style-name="Table_20_Contents">
      <style:text-properties fo:color="#0000ff" officeooo:paragraph-rsid="002e16e6"/>
    </style:style>
    <style:style style:name="P21" style:family="paragraph" style:parent-style-name="Table_20_Contents">
      <style:text-properties fo:color="#0000ff" officeooo:paragraph-rsid="00317509"/>
    </style:style>
    <style:style style:name="P22" style:family="paragraph" style:parent-style-name="Table_20_Contents">
      <style:text-properties fo:color="#0000ff" officeooo:paragraph-rsid="0033e9af"/>
    </style:style>
    <style:style style:name="P23" style:family="paragraph" style:parent-style-name="Table_20_Contents">
      <style:text-properties fo:color="#6b0094" officeooo:paragraph-rsid="002a2f35"/>
    </style:style>
    <style:style style:name="P24" style:family="paragraph" style:parent-style-name="Table_20_Contents">
      <style:text-properties fo:color="#6b0094" officeooo:paragraph-rsid="00383b58"/>
    </style:style>
    <style:style style:name="P25" style:family="paragraph" style:parent-style-name="Table_20_Contents">
      <style:text-properties fo:color="#6b0094" officeooo:paragraph-rsid="00389ea8"/>
    </style:style>
    <style:style style:name="P26" style:family="paragraph" style:parent-style-name="Table_20_Contents">
      <style:text-properties fo:color="#6b0094" officeooo:paragraph-rsid="0033e9af"/>
    </style:style>
    <style:style style:name="P27" style:family="paragraph" style:parent-style-name="Table_20_Contents">
      <style:text-properties fo:color="#6b0094" officeooo:paragraph-rsid="003a2aea"/>
    </style:style>
    <style:style style:name="P28" style:family="paragraph" style:parent-style-name="Table_20_Contents">
      <style:text-properties officeooo:paragraph-rsid="00398322"/>
    </style:style>
    <style:style style:name="P29" style:family="paragraph" style:parent-style-name="Table_20_Contents">
      <style:text-properties fo:color="#000000" officeooo:paragraph-rsid="002e16e6"/>
    </style:style>
    <style:style style:name="P30" style:family="paragraph" style:parent-style-name="Table_20_Contents">
      <style:text-properties fo:color="#000000" officeooo:paragraph-rsid="003bcf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">Human - Socket</text:p>
          </table:table-cell>
          <table:covered-table-cell/>
        </table:table-row>
        <table:table-row>
          <table:table-cell table:style-name="Table1.A2" office:value-type="string">
            <text:p text:style-name="P5">********** Turn number: 1 * Now Playing : Human-Socket ********** </text:p>
            <text:p text:style-name="P5">...</text:p>
            <text:p text:style-name="P5">You have drawn a SedativesCard-type object card </text:p>
            <text:p text:style-name="P5">Your turn is now over <text:s text:c="2"/></text:p>
          </table:table-cell>
          <table:table-cell table:style-name="Table1.B2" office:value-type="string">
            <text:p text:style-name="P16">+1 carta : sedatives</text:p>
          </table:table-cell>
        </table:table-row>
        <table:table-row>
          <table:table-cell table:style-name="Table1.A2" office:value-type="string">
            <text:p text:style-name="P5">********** Turn number: 2 * Now Playing : Human-Socket ********** </text:p>
            <text:p text:style-name="P5">...</text:p>
            <text:p text:style-name="P5">You have drawn a TeleportCard-type object card </text:p>
            <text:p text:style-name="P5">Do you want to play an object card? </text:p>
            <text:p text:style-name="P5">please enter 'yes' or 'no' </text:p>
            <text:p text:style-name="P5">(My turn, yes/no)&gt; no </text:p>
            <text:p text:style-name="P5">Your turn is now over <text:s/></text:p>
          </table:table-cell>
          <table:table-cell table:style-name="Table1.B2" office:value-type="string">
            <text:p text:style-name="P16">+1 carta: teleport</text:p>
          </table:table-cell>
        </table:table-row>
        <table:table-row>
          <table:table-cell table:style-name="Table1.A2" office:value-type="string">
            <text:p text:style-name="P2">********* Turn number: 3 * Now Playing : Human-Socket ********** </text:p>
            <text:p text:style-name="P5">...</text:p>
            <text:p text:style-name="P5">Do you want to play an object card? </text:p>
            <text:p text:style-name="P5">please enter 'yes' or 'no' </text:p>
            <text:p text:style-name="P5">(My turn, yes/no)&gt; yes </text:p>
            <text:p text:style-name="P5">please specify the object card </text:p>
            <text:p text:style-name="P5">The cards you currently own are: </text:p>
            <text:p text:style-name="P5">sedatives - teleport - <text:s/></text:p>
            <text:p text:style-name="P5">(My turn, object-card)&gt; sedatives </text:p>
            <text:p text:style-name="P5">WrongCardException : You are not allowed to play that card during this phase of the turn </text:p>
            <text:p text:style-name="P5">Do you want to play an object card? </text:p>
            <text:p text:style-name="P5">please enter 'yes' or 'no' </text:p>
            <text:p text:style-name="P5">(My turn, yes/no)&gt; no </text:p>
            <text:p text:style-name="P5">Your turn is now over <text:s text:c="2"/></text:p>
          </table:table-cell>
          <table:table-cell table:style-name="Table1.B2" office:value-type="string">
            <text:p text:style-name="P7">AskIfObjectCard<text:line-break/>Yes</text:p>
            <text:p text:style-name="P7">askWhichObjectCard<text:line-break/>WrongCardException<text:line-break/>askIfObjectCard<text:line-break/>No</text:p>
          </table:table-cell>
        </table:table-row>
        <table:table-row>
          <table:table-cell table:style-name="Table1.A2" office:value-type="string">
            <text:p text:style-name="P2">*********** Turn number: 4 * Now Playing : Human-Socket ********** </text:p>
            <text:p text:style-name="P5">Hello player Human-Socket, you are located in K08 and it's your turn to move </text:p>
            <text:p text:style-name="P5">Do you want to play an object card? </text:p>
            <text:p text:style-name="P5">please enter 'yes' or 'no' </text:p>
            <text:p text:style-name="P5">(My turn, yes/no)&gt; yes </text:p>
            <text:p text:style-name="P5">please specify the object card </text:p>
            <text:p text:style-name="P5">The cards you currently own are: </text:p>
            <text:p text:style-name="P5">teleport - sedatives - <text:s/></text:p>
            <text:p text:style-name="P5">(My turn, object-card)&gt; abc </text:p>
            <text:p text:style-name="P5">Card name not recognized. </text:p>
            <text:p text:style-name="P5">String not found </text:p>
            <text:p text:style-name="P5">(My turn, object-card)&gt; adrenaline </text:p>
            <text:p text:style-name="P5">CardNotPresentException </text:p>
            <text:p text:style-name="P5">Do you want to play an object card? </text:p>
            <text:p text:style-name="P5">please enter 'yes' or 'no' </text:p>
            <text:p text:style-name="P5">(My turn, yes/no)&gt; no </text:p>
            <text:p text:style-name="P5">...</text:p>
            <text:p text:style-name="P5">You have drawn a DefenseCard-type object card </text:p>
            <text:p text:style-name="P5">Do you want to play an object card? </text:p>
            <text:p text:style-name="P5">please enter 'yes' or 'no' </text:p>
            <text:p text:style-name="P5"><text:soft-page-break/>(My turn, yes/no)&gt; no </text:p>
            <text:p text:style-name="P5">Your turn is now over </text:p>
          </table:table-cell>
          <table:table-cell table:style-name="Table1.B2" office:value-type="string">
            <text:p text:style-name="P7">AskIfObjectCard<text:line-break/>Yes</text:p>
            <text:p text:style-name="P7">askWhichObjectCard</text:p>
            <text:p text:style-name="P8">abc<text:line-break/>[Card name not recognized. - dal client CLI]</text:p>
            <text:p text:style-name="P8">[valid card names – dal Client CLI]</text:p>
            <text:p text:style-name="P9">CardNotPresentException</text:p>
            <text:p text:style-name="P9">askIfObjectCard<text:line-break/>No</text:p>
            <text:p text:style-name="P9"/>
            <text:p text:style-name="P17">+1 carta: defense</text:p>
            <text:p text:style-name="P9"/>
            <text:p text:style-name="P9">askIfObjectCard<text:line-break/>No</text:p>
          </table:table-cell>
        </table:table-row>
        <table:table-row>
          <table:table-cell table:style-name="Table1.A2" office:value-type="string">
            <text:p text:style-name="P5">********** Turn number: 5 * Now Playing : Human-Socket ********** </text:p>
            <text:p text:style-name="P5">...</text:p>
            <text:p text:style-name="P5">Do you want to play an object card? </text:p>
            <text:p text:style-name="P5">please enter 'yes' or 'no' </text:p>
            <text:p text:style-name="P5">(My turn, yes/no)&gt; yes </text:p>
            <text:p text:style-name="P5">please specify the object card </text:p>
            <text:p text:style-name="P5">The cards you currently own are: </text:p>
            <text:p text:style-name="P5">teleport - sedatives - defense - </text:p>
            <text:p text:style-name="P5">(My turn, object-card)&gt; teleport </text:p>
            <text:p text:style-name="P5">Player Human-Socket is using a TeleportCard-type card. Human-Socket is a human for sure! </text:p>
            <text:p text:style-name="P5">Your location is: L08 <text:s text:c="2"/></text:p>
            <text:p text:style-name="P5">Your turn is now over <text:s/></text:p>
          </table:table-cell>
          <table:table-cell table:style-name="Table1.B2" office:value-type="string">
            <text:p text:style-name="P10">AskIfObjectCard</text:p>
            <text:p text:style-name="P10">yes</text:p>
            <text:p text:style-name="P10">askWhichObjectCard</text:p>
            <text:p text:style-name="P11">teleport</text:p>
            <text:p text:style-name="P11"/>
            <text:p text:style-name="P23">announce: player X is using card teleport</text:p>
            <text:p text:style-name="P24">- 1 carta: teleport</text:p>
          </table:table-cell>
        </table:table-row>
        <table:table-row>
          <table:table-cell table:style-name="Table1.A2" office:value-type="string">
            <text:p text:style-name="P6">********** Turn number: 6 * Now Playing : Human-Socket ********** </text:p>
            <text:p text:style-name="P6">... </text:p>
            <text:p text:style-name="P6">You have drawn a SedativesCard-type object card </text:p>
            <text:p text:style-name="P6">Your turn is now over <text:s text:c="2"/></text:p>
          </table:table-cell>
          <table:table-cell table:style-name="Table1.B2" office:value-type="string">
            <text:p text:style-name="P18">+1 carta : sedatives</text:p>
          </table:table-cell>
        </table:table-row>
        <table:table-row>
          <table:table-cell table:style-name="Table1.A2" office:value-type="string">
            <text:p text:style-name="P6">********** Turn number: 7 * Now Playing : Human-Socket ********** </text:p>
            <text:p text:style-name="P6">...</text:p>
            <text:p text:style-name="P6">(My turn, object-card)&gt; sedatives Player Human-Socket is using a SedativesCard-type card. Human-Socket is a human for sure! </text:p>
            <text:p text:style-name="P6">,..</text:p>
          </table:table-cell>
          <table:table-cell table:style-name="Table1.B2" office:value-type="string">
            <text:p text:style-name="P25">announce: player X is using card sedatives</text:p>
            <text:p text:style-name="P25">- 1 carta: sedatives</text:p>
          </table:table-cell>
        </table:table-row>
        <table:table-row>
          <table:table-cell table:style-name="Table1.A2" office:value-type="string">
            <text:p text:style-name="P6">********** Turn number: 12 * Now Playing : Human-Socket ********** </text:p>
            <text:p text:style-name="P6">...</text:p>
            <text:p text:style-name="P6">You have drawn a DefenseCard-type object card </text:p>
            <text:p text:style-name="P6">Your turn is now over</text:p>
          </table:table-cell>
          <table:table-cell table:style-name="Table1.B2" office:value-type="string">
            <text:p text:style-name="P19">+1 carta: defense</text:p>
          </table:table-cell>
        </table:table-row>
        <table:table-row>
          <table:table-cell table:style-name="Table1.A2" office:value-type="string">
            <text:p text:style-name="P6">********** Turn number: 13 * Now Playing : Human-Socket ********** </text:p>
            <text:p text:style-name="P6">... </text:p>
            <text:p text:style-name="P6">Your location is: K08 <text:s text:c="2"/></text:p>
            <text:p text:style-name="P6">You have drawn a AttackCard-type object card </text:p>
            <text:p text:style-name="P6">Since your hand of cards contains 4 cards, you have to discard one </text:p>
            <text:p text:style-name="P6">please specify the object card </text:p>
            <text:p text:style-name="P6">The cards you currently own are: </text:p>
            <text:p text:style-name="P6">defense - sedatives - defense - attack - </text:p>
            <text:p text:style-name="P6">(My turn, object-card)&gt; abc </text:p>
            <text:p text:style-name="P6">Card name not recognized. </text:p>
            <text:p text:style-name="P6">String not found </text:p>
            <text:p text:style-name="P6">(My turn, object-card)&gt; dde </text:p>
            <text:p text:style-name="P6">Card name not recognized. </text:p>
            <text:p text:style-name="P6">String not found </text:p>
            <text:p text:style-name="P6">(My turn, object-card)&gt; lololo </text:p>
            <text:p text:style-name="P6">Card name not recognized. </text:p>
            <text:p text:style-name="P6">String not found </text:p>
            <text:p text:style-name="P6">(My turn, object-card)&gt; defense </text:p>
            <text:p text:style-name="P6"><text:soft-page-break/>You have discarded a defense card </text:p>
            <text:p text:style-name="P6">Your turn is now over <text:s/></text:p>
          </table:table-cell>
          <table:table-cell table:style-name="Table1.B2" office:value-type="string">
            <text:p text:style-name="P20">+1 carta: attack</text:p>
            <text:p text:style-name="P12"/>
            <text:p text:style-name="P29">Nota: Da umano, dovrei potere scegliere tra giocare e scartare; però, in questo caso, le mie carte sono: defense, sedatives, defense, attack, e nessuna di queste è giocabile nella fase del turno post-mossa.</text:p>
            <text:p text:style-name="P30">Quindi, devo per forza scartare.</text:p>
            <text:p text:style-name="P12"/>
            <text:p text:style-name="P13">askWhichObjectCard</text:p>
            <text:p text:style-name="P13"/>
            <text:p text:style-name="P13">il Client qui fa check di formato, e non passa al <text:soft-page-break/>Server la stringa qualsiasi. Anche se la passasse, comunque, il Server non farebbe niente</text:p>
            <text:p text:style-name="P28">(perchè non fa parte del context)</text:p>
            <text:p text:style-name="P28"/>
            <text:p text:style-name="P28"/>
            <text:p text:style-name="P27">discarded defense</text:p>
            <text:p text:style-name="P27">-1 carta: defense</text:p>
          </table:table-cell>
        </table:table-row>
        <table:table-row>
          <table:table-cell table:style-name="Table1.A2" office:value-type="string">
            <text:p text:style-name="P4">********** Turn number: 16 * Now Playing : Alien-RMI ********** </text:p>
            <text:p text:style-name="P4">Player Alien-RMI has disconnected from the game </text:p>
            <text:p text:style-name="P4">End of the Game! Here come the results </text:p>
            <text:p text:style-name="P4">Winners from the HUMANS team: Human-Socket </text:p>
            <text:p text:style-name="P4">Team ALIENS was defeated <text:s text:c="11"/></text:p>
            <text:p text:style-name="P4">No more noteworthy events to report </text:p>
            <text:p text:style-name="P4">Goodbye user Human-Socket, it was nice to have you on our server </text:p>
            <text:p text:style-name="P4">Disconnected by server; press enter to quit. </text:p>
            <text:p text:style-name="P4">(Someone else's turn, object-card)&gt; 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3">Alien - RMI</text:p>
          </table:table-cell>
          <table:covered-table-cell/>
        </table:table-row>
        <table:table-row>
          <table:table-cell table:style-name="Table2.A2" office:value-type="string">
            <text:p text:style-name="P14">********** Turn number: 3 * Now Playing : Alien-RMI ********** </text:p>
            <text:p text:style-name="P14">...</text:p>
            <text:p text:style-name="P14">You have drawn a AdrenalineCard-type object card </text:p>
          </table:table-cell>
          <table:table-cell table:style-name="Table2.B2" office:value-type="string">
            <text:p text:style-name="P21">+ 1 carta: adrenaline</text:p>
          </table:table-cell>
        </table:table-row>
        <table:table-row>
          <table:table-cell table:style-name="Table2.A2" office:value-type="string">
            <text:p text:style-name="P14">********** Turn number: 5 * Now Playing : Alien-RMI ********** </text:p>
            <text:p text:style-name="P14">...</text:p>
            <text:p text:style-name="P14">You have drawn a TeleportCard-type object card </text:p>
          </table:table-cell>
          <table:table-cell table:style-name="Table2.B2" office:value-type="string">
            <text:p text:style-name="P21">+ 1 carta: teleport</text:p>
          </table:table-cell>
        </table:table-row>
        <table:table-row>
          <table:table-cell table:style-name="Table2.A2" office:value-type="string">
            <text:p text:style-name="P15">********** Turn number: 6 * Now Playing : Alien-RMI ********** </text:p>
            <text:p text:style-name="P15">... </text:p>
            <text:p text:style-name="P15">You have drawn a TeleportCard-type object card </text:p>
          </table:table-cell>
          <table:table-cell table:style-name="Table2.B2" office:value-type="string">
            <text:p text:style-name="P22">+1 carta: teleport</text:p>
          </table:table-cell>
        </table:table-row>
        <table:table-row>
          <table:table-cell table:style-name="Table2.A2" office:value-type="string">
            <text:p text:style-name="P15">********** Turn number: 7 * Now Playing : Alien-RMI ********** </text:p>
            <text:p text:style-name="P15">...</text:p>
            <text:p text:style-name="P15">You have drawn a DefenseCard-type object card </text:p>
            <text:p text:style-name="P15">Since your hand of cards contains 4 cards, you have to discard one </text:p>
            <text:p text:style-name="P15">please specify the object card </text:p>
            <text:p text:style-name="P15">(My turn, object-card)&gt; abc </text:p>
            <text:p text:style-name="P15">Card name not recognized. </text:p>
            <text:p text:style-name="P15">String not found </text:p>
            <text:p text:style-name="P15">(My turn, object-card)&gt; lolol </text:p>
            <text:p text:style-name="P15">Card name not recognized. </text:p>
            <text:p text:style-name="P15">String not found </text:p>
            <text:p text:style-name="P15">(My turn, object-card)&gt; teleport </text:p>
            <text:p text:style-name="P15">You have discarded a teleport card </text:p>
          </table:table-cell>
          <table:table-cell table:style-name="Table2.B2" office:value-type="string">
            <text:p text:style-name="P22">+ 1 carta: defense</text:p>
            <text:p text:style-name="P22"/>
            <text:p text:style-name="P22">haveToDiscard</text:p>
            <text:p text:style-name="P22"/>
            <text:p text:style-name="P22">...</text:p>
            <text:p text:style-name="P22"/>
            <text:p text:style-name="P26">discarded teleport</text:p>
            <text:p text:style-name="P27">- 1 carta: teleport</text:p>
          </table:table-cell>
        </table:table-row>
      </table:table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21T20:04:16</meta:creation-date>
    <meta:generator>LibreOffice/4.0.4.2$Linux_X86_64 LibreOffice_project/400m0$Build-2</meta:generator>
    <dc:date>2015-06-21T21:14:04</dc:date>
    <dc:creator>Andrea </dc:creator>
    <meta:editing-duration>PT39M41S</meta:editing-duration>
    <meta:editing-cycles>45</meta:editing-cycles>
    <meta:document-statistic meta:table-count="2" meta:image-count="0" meta:object-count="0" meta:page-count="4" meta:paragraph-count="162" meta:word-count="880" meta:character-count="5361" meta:non-whitespace-character-count="4506"/>
  </office:meta>
</office:document-meta>
</file>